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722" officeooo:paragraph-rsid="000db722"/>
    </style:style>
    <style:style style:name="P2" style:family="paragraph" style:parent-style-name="Standard">
      <style:text-properties officeooo:rsid="0065749a" officeooo:paragraph-rsid="0065749a"/>
    </style:style>
    <style:style style:name="P3" style:family="paragraph" style:parent-style-name="Standard">
      <style:text-properties officeooo:rsid="006e1e5b" officeooo:paragraph-rsid="006e1e5b"/>
    </style:style>
    <style:style style:name="P4" style:family="paragraph" style:parent-style-name="Standard" style:list-style-name="L1">
      <style:text-properties fo:font-style="italic" officeooo:rsid="0068300c" officeooo:paragraph-rsid="0068300c" style:font-style-asian="italic" style:font-style-complex="italic"/>
    </style:style>
    <style:style style:name="P5" style:family="paragraph" style:parent-style-name="Standard" style:list-style-name="L1">
      <style:text-properties fo:font-style="italic" officeooo:rsid="00699003" officeooo:paragraph-rsid="00699003" style:font-style-asian="italic" style:font-style-complex="italic"/>
    </style:style>
    <style:style style:name="P6" style:family="paragraph" style:parent-style-name="Standard" style:list-style-name="L1">
      <style:text-properties fo:font-style="italic" officeooo:rsid="006b9593" officeooo:paragraph-rsid="006b9593" style:font-style-asian="italic" style:font-style-complex="italic"/>
    </style:style>
    <style:style style:name="P7" style:family="paragraph" style:parent-style-name="Standard" style:list-style-name="L1">
      <style:text-properties fo:font-style="italic" officeooo:rsid="006c4c89" officeooo:paragraph-rsid="006c4c89" style:font-style-asian="italic" style:font-style-complex="italic"/>
    </style:style>
    <style:style style:name="P8" style:family="paragraph" style:parent-style-name="Standard" style:list-style-name="L2">
      <style:text-properties fo:font-style="italic" officeooo:rsid="006e1e5b" officeooo:paragraph-rsid="006e1e5b" style:font-style-asian="italic" style:font-style-complex="italic"/>
    </style:style>
    <style:style style:name="P9" style:family="paragraph" style:parent-style-name="Standard" style:list-style-name="L2">
      <style:text-properties fo:font-style="italic" officeooo:rsid="0079a835" officeooo:paragraph-rsid="0079a835" style:font-style-asian="italic" style:font-style-complex="italic"/>
    </style:style>
    <style:style style:name="P10" style:family="paragraph" style:parent-style-name="Standard" style:list-style-name="L2">
      <style:text-properties fo:font-style="italic" officeooo:rsid="007ef8fe" officeooo:paragraph-rsid="007ef8fe" style:font-style-asian="italic" style:font-style-complex="italic"/>
    </style:style>
    <style:style style:name="P11" style:family="paragraph" style:parent-style-name="Standard" style:list-style-name="L2">
      <style:text-properties fo:font-style="italic" officeooo:rsid="007fcc16" officeooo:paragraph-rsid="007fcc16" style:font-style-asian="italic" style:font-style-complex="italic"/>
    </style:style>
    <style:style style:name="P12" style:family="paragraph" style:parent-style-name="Standard" style:list-style-name="L2">
      <style:text-properties fo:font-style="italic" officeooo:rsid="00806bae" officeooo:paragraph-rsid="0080fc5b" style:font-style-asian="italic" style:font-style-complex="italic"/>
    </style:style>
    <style:style style:name="P13" style:family="paragraph" style:parent-style-name="Standard" style:list-style-name="L3">
      <style:text-properties fo:font-style="italic" officeooo:rsid="00723ded" officeooo:paragraph-rsid="00723ded" style:font-style-asian="italic" style:font-style-complex="italic"/>
    </style:style>
    <style:style style:name="P14" style:family="paragraph" style:parent-style-name="Standard" style:list-style-name="L2">
      <style:text-properties fo:font-style="italic" officeooo:rsid="008c61dc" officeooo:paragraph-rsid="008c61dc" style:font-style-asian="italic" style:font-style-complex="italic"/>
    </style:style>
    <style:style style:name="P15" style:family="paragraph" style:parent-style-name="Standard" style:list-style-name="L2">
      <style:text-properties fo:font-style="italic" officeooo:rsid="008e45d8" officeooo:paragraph-rsid="008e45d8" style:font-style-asian="italic" style:font-style-complex="italic"/>
    </style:style>
    <style:style style:name="P16" style:family="paragraph" style:parent-style-name="Standard" style:list-style-name="L2">
      <style:text-properties fo:font-style="italic" officeooo:rsid="00903da2" officeooo:paragraph-rsid="00903da2" style:font-style-asian="italic" style:font-style-complex="italic"/>
    </style:style>
    <style:style style:name="P17" style:family="paragraph" style:parent-style-name="Standard" style:list-style-name="L2">
      <style:text-properties fo:font-style="italic" officeooo:rsid="0090f36b" officeooo:paragraph-rsid="0090f36b" style:font-style-asian="italic" style:font-style-complex="italic"/>
    </style:style>
    <style:style style:name="P18" style:family="paragraph" style:parent-style-name="Standard" style:list-style-name="L2">
      <style:text-properties fo:font-style="italic" officeooo:rsid="0091fa1b" officeooo:paragraph-rsid="0091fa1b" style:font-style-asian="italic" style:font-style-complex="italic"/>
    </style:style>
    <style:style style:name="P19" style:family="paragraph" style:parent-style-name="Standard" style:list-style-name="L2">
      <style:text-properties fo:font-style="italic" officeooo:rsid="00942815" officeooo:paragraph-rsid="00942815" style:font-style-asian="italic" style:font-style-complex="italic"/>
    </style:style>
    <style:style style:name="P20" style:family="paragraph" style:parent-style-name="Standard" style:list-style-name="L2">
      <style:text-properties fo:font-style="italic" officeooo:rsid="0095bc0b" officeooo:paragraph-rsid="0095bc0b" style:font-style-asian="italic" style:font-style-complex="italic"/>
    </style:style>
    <style:style style:name="P21" style:family="paragraph" style:parent-style-name="Standard" style:list-style-name="L2">
      <style:text-properties fo:font-style="italic" officeooo:rsid="0097683f" officeooo:paragraph-rsid="0097683f" style:font-style-asian="italic" style:font-style-complex="italic"/>
    </style:style>
    <style:style style:name="P22" style:family="paragraph" style:parent-style-name="Standard" style:list-style-name="L2">
      <style:text-properties fo:font-style="italic" officeooo:rsid="0099507c" officeooo:paragraph-rsid="0099507c" style:font-style-asian="italic" style:font-style-complex="italic"/>
    </style:style>
    <style:style style:name="P23" style:family="paragraph" style:parent-style-name="Standard" style:list-style-name="L2">
      <style:text-properties fo:font-style="italic" officeooo:rsid="0099dcb0" officeooo:paragraph-rsid="0099dcb0" style:font-style-asian="italic" style:font-style-complex="italic"/>
    </style:style>
    <style:style style:name="P24" style:family="paragraph" style:parent-style-name="Standard" style:list-style-name="L2">
      <style:text-properties fo:font-style="italic" officeooo:rsid="009a69d9" officeooo:paragraph-rsid="009a69d9" style:font-style-asian="italic" style:font-style-complex="italic"/>
    </style:style>
    <style:style style:name="P25" style:family="paragraph" style:parent-style-name="Standard" style:list-style-name="L2">
      <style:text-properties fo:font-style="italic" officeooo:rsid="009c0d7f" officeooo:paragraph-rsid="009c0d7f" style:font-style-asian="italic" style:font-style-complex="italic"/>
    </style:style>
    <style:style style:name="P26" style:family="paragraph" style:parent-style-name="Standard">
      <style:text-properties fo:font-style="italic" officeooo:rsid="009c0d7f" officeooo:paragraph-rsid="009c0d7f" style:font-style-asian="italic" style:font-style-complex="italic"/>
    </style:style>
    <style:style style:name="P27" style:family="paragraph" style:parent-style-name="Standard" style:list-style-name="L3">
      <style:text-properties fo:font-style="italic" officeooo:rsid="00a0f503" officeooo:paragraph-rsid="00a0f503" style:font-style-asian="italic" style:font-style-complex="italic"/>
    </style:style>
    <style:style style:name="P28" style:family="paragraph" style:parent-style-name="Standard">
      <style:text-properties fo:font-style="italic" officeooo:rsid="00a0f503" officeooo:paragraph-rsid="00a0f503" style:font-style-asian="italic" style:font-style-complex="italic"/>
    </style:style>
    <style:style style:name="P29" style:family="paragraph" style:parent-style-name="Standard">
      <style:text-properties fo:font-style="italic" officeooo:rsid="00a16e6d" officeooo:paragraph-rsid="00a16e6d" style:font-style-asian="italic" style:font-style-complex="italic"/>
    </style:style>
    <style:style style:name="P30" style:family="paragraph" style:parent-style-name="Standard" style:list-style-name="L4">
      <style:text-properties fo:font-style="italic" officeooo:rsid="00a1d118" officeooo:paragraph-rsid="00a1d118" style:font-style-asian="italic" style:font-style-complex="italic"/>
    </style:style>
    <style:style style:name="P31" style:family="paragraph" style:parent-style-name="Standard" style:list-style-name="L4">
      <style:text-properties fo:font-style="italic" officeooo:rsid="00a2fc00" officeooo:paragraph-rsid="00a2fc00" style:font-style-asian="italic" style:font-style-complex="italic"/>
    </style:style>
    <style:style style:name="P32" style:family="paragraph" style:parent-style-name="Standard" style:list-style-name="L4">
      <style:text-properties fo:font-style="italic" officeooo:rsid="00a3f828" officeooo:paragraph-rsid="00a3f828" style:font-style-asian="italic" style:font-style-complex="italic"/>
    </style:style>
    <style:style style:name="P33" style:family="paragraph" style:parent-style-name="Standard" style:list-style-name="L4">
      <style:text-properties fo:font-style="italic" officeooo:rsid="00a568cd" officeooo:paragraph-rsid="00a568cd" style:font-style-asian="italic" style:font-style-complex="italic"/>
    </style:style>
    <style:style style:name="P34" style:family="paragraph" style:parent-style-name="Standard" style:list-style-name="L4">
      <style:text-properties fo:font-style="italic" officeooo:rsid="00a680ff" officeooo:paragraph-rsid="00a680ff" style:font-style-asian="italic" style:font-style-complex="italic"/>
    </style:style>
    <style:style style:name="P35" style:family="paragraph" style:parent-style-name="Standard" style:list-style-name="L4">
      <style:text-properties fo:font-style="italic" officeooo:rsid="00a9dbf0" officeooo:paragraph-rsid="00a9dbf0" style:font-style-asian="italic" style:font-style-complex="italic"/>
    </style:style>
    <style:style style:name="P36" style:family="paragraph" style:parent-style-name="Standard" style:list-style-name="L4">
      <style:text-properties fo:font-style="italic" officeooo:rsid="00a9dbfc" officeooo:paragraph-rsid="00a9dbfc" style:font-style-asian="italic" style:font-style-complex="italic"/>
    </style:style>
    <style:style style:name="P37" style:family="paragraph" style:parent-style-name="Standard" style:list-style-name="L4">
      <style:text-properties fo:font-style="italic" officeooo:rsid="00abca84" officeooo:paragraph-rsid="00abca84" style:font-style-asian="italic" style:font-style-complex="italic"/>
    </style:style>
    <style:style style:name="P38" style:family="paragraph" style:parent-style-name="Standard" style:list-style-name="L4">
      <style:text-properties fo:font-style="italic" officeooo:rsid="00ace0d0" officeooo:paragraph-rsid="00ace0d0" style:font-style-asian="italic" style:font-style-complex="italic"/>
    </style:style>
    <style:style style:name="P39" style:family="paragraph" style:parent-style-name="Standard" style:list-style-name="L4">
      <style:text-properties fo:font-style="italic" officeooo:rsid="00ae0e4d" officeooo:paragraph-rsid="00ae0e4d" style:font-style-asian="italic" style:font-style-complex="italic"/>
    </style:style>
    <style:style style:name="P40" style:family="paragraph" style:parent-style-name="Standard" style:list-style-name="L4">
      <style:text-properties fo:font-style="italic" officeooo:rsid="00ae92ec" officeooo:paragraph-rsid="00ae92ec" style:font-style-asian="italic" style:font-style-complex="italic"/>
    </style:style>
    <style:style style:name="P41" style:family="paragraph" style:parent-style-name="Standard" style:list-style-name="L4">
      <style:text-properties fo:font-style="italic" officeooo:rsid="00ae9a4a" officeooo:paragraph-rsid="00ae9a4a" style:font-style-asian="italic" style:font-style-complex="italic"/>
    </style:style>
    <style:style style:name="P42" style:family="paragraph" style:parent-style-name="Standard" style:list-style-name="L1">
      <style:text-properties fo:font-style="italic" style:text-underline-style="none" officeooo:rsid="006c4c89" officeooo:paragraph-rsid="006c4c89" style:font-style-asian="italic" style:font-style-complex="italic"/>
    </style:style>
    <style:style style:name="P43" style:family="paragraph" style:parent-style-name="Standard" style:list-style-name="L1">
      <style:text-properties fo:font-style="italic" style:text-underline-style="none" officeooo:rsid="0087be80" officeooo:paragraph-rsid="0087be80" style:font-style-asian="italic" style:font-style-complex="italic"/>
    </style:style>
    <style:style style:name="P44" style:family="paragraph" style:parent-style-name="Standard" style:list-style-name="L1">
      <style:text-properties fo:font-style="italic" style:text-underline-style="none" officeooo:rsid="009e3b72" officeooo:paragraph-rsid="009e3b72" style:font-style-asian="italic" style:font-style-complex="italic"/>
    </style:style>
    <style:style style:name="P45" style:family="paragraph" style:parent-style-name="Standard" style:list-style-name="L1">
      <style:text-properties fo:font-style="italic" style:text-underline-style="none" officeooo:rsid="009fda00" officeooo:paragraph-rsid="009fda00" style:font-style-asian="italic" style:font-style-complex="italic"/>
    </style:style>
    <style:style style:name="P46" style:family="paragraph" style:parent-style-name="Standard">
      <style:text-properties fo:font-style="normal" style:text-underline-style="none" officeooo:rsid="006c4c89" officeooo:paragraph-rsid="006c4c89" style:font-style-asian="normal" style:font-style-complex="normal"/>
    </style:style>
    <style:style style:name="P47" style:family="paragraph" style:parent-style-name="Standard" style:list-style-name="L2">
      <style:text-properties fo:font-style="normal" officeooo:rsid="006f6191" officeooo:paragraph-rsid="006f6191" style:font-style-asian="normal" style:font-style-complex="normal"/>
    </style:style>
    <style:style style:name="P48" style:family="paragraph" style:parent-style-name="Standard" style:list-style-name="L2">
      <style:text-properties fo:font-style="normal" officeooo:rsid="006f9252" officeooo:paragraph-rsid="006f9252" style:font-style-asian="normal" style:font-style-complex="normal"/>
    </style:style>
    <style:style style:name="P49" style:family="paragraph" style:parent-style-name="Standard" style:list-style-name="L2">
      <style:text-properties fo:font-style="normal" officeooo:rsid="007043e2" officeooo:paragraph-rsid="007043e2" style:font-style-asian="normal" style:font-style-complex="normal"/>
    </style:style>
    <style:style style:name="P50" style:family="paragraph" style:parent-style-name="Standard" style:list-style-name="L2">
      <style:text-properties fo:font-style="normal" officeooo:rsid="00714f11" officeooo:paragraph-rsid="00714f11" style:font-style-asian="normal" style:font-style-complex="normal"/>
    </style:style>
    <style:style style:name="P51" style:family="paragraph" style:parent-style-name="Standard" style:list-style-name="L2">
      <style:text-properties fo:font-style="normal" officeooo:rsid="0071ef1b" officeooo:paragraph-rsid="0071ef1b" style:font-style-asian="normal" style:font-style-complex="normal"/>
    </style:style>
    <style:style style:name="P52" style:family="paragraph" style:parent-style-name="Standard" style:list-style-name="L2">
      <style:text-properties fo:font-style="normal" officeooo:rsid="00742ea5" officeooo:paragraph-rsid="00742ea5" style:font-style-asian="normal" style:font-style-complex="normal"/>
    </style:style>
    <style:style style:name="P53" style:family="paragraph" style:parent-style-name="Standard">
      <style:text-properties fo:font-style="normal" officeooo:rsid="00742ea5" officeooo:paragraph-rsid="00742ea5" style:font-style-asian="normal" style:font-style-complex="normal"/>
    </style:style>
    <style:style style:name="P54" style:family="paragraph" style:parent-style-name="Standard" style:list-style-name="L2">
      <style:text-properties fo:font-style="normal" officeooo:rsid="0074be19" officeooo:paragraph-rsid="0074be19" style:font-style-asian="normal" style:font-style-complex="normal"/>
    </style:style>
    <style:style style:name="P55" style:family="paragraph" style:parent-style-name="Standard" style:list-style-name="L2">
      <style:text-properties fo:font-style="normal" officeooo:rsid="00762dc2" officeooo:paragraph-rsid="00762dc2" style:font-style-asian="normal" style:font-style-complex="normal"/>
    </style:style>
    <style:style style:name="P56" style:family="paragraph" style:parent-style-name="Standard" style:list-style-name="L2">
      <style:text-properties fo:font-style="normal" officeooo:rsid="0077ac5a" officeooo:paragraph-rsid="0077ac5a" style:font-style-asian="normal" style:font-style-complex="normal"/>
    </style:style>
    <style:style style:name="P57" style:family="paragraph" style:parent-style-name="Standard" style:list-style-name="L2">
      <style:text-properties fo:font-style="normal" officeooo:rsid="0079ce79" officeooo:paragraph-rsid="0079ce79" style:font-style-asian="normal" style:font-style-complex="normal"/>
    </style:style>
    <style:style style:name="P58" style:family="paragraph" style:parent-style-name="Standard" style:list-style-name="L2">
      <style:text-properties fo:font-style="normal" officeooo:rsid="007ba2e1" officeooo:paragraph-rsid="007ba2e1" style:font-style-asian="normal" style:font-style-complex="normal"/>
    </style:style>
    <style:style style:name="P59" style:family="paragraph" style:parent-style-name="Standard" style:list-style-name="L2">
      <style:text-properties fo:font-style="normal" officeooo:rsid="007e40d7" officeooo:paragraph-rsid="007e40d7" style:font-style-asian="normal" style:font-style-complex="normal"/>
    </style:style>
    <style:style style:name="P60" style:family="paragraph" style:parent-style-name="Standard" style:list-style-name="L2">
      <style:text-properties fo:font-style="normal" officeooo:rsid="007fcc16" officeooo:paragraph-rsid="007fcc16" style:font-style-asian="normal" style:font-style-complex="normal"/>
    </style:style>
    <style:style style:name="P61" style:family="paragraph" style:parent-style-name="Standard" style:list-style-name="L2">
      <style:text-properties fo:font-style="normal" officeooo:rsid="0080fc5b" officeooo:paragraph-rsid="0080fc5b" style:font-style-asian="normal" style:font-style-complex="normal"/>
    </style:style>
    <style:style style:name="P62" style:family="paragraph" style:parent-style-name="Standard" style:list-style-name="L2">
      <style:text-properties fo:font-style="normal" officeooo:rsid="0084d067" officeooo:paragraph-rsid="0084d067" style:font-style-asian="normal" style:font-style-complex="normal"/>
    </style:style>
    <style:style style:name="P63" style:family="paragraph" style:parent-style-name="Standard">
      <style:text-properties fo:font-style="normal" officeooo:rsid="00672956" officeooo:paragraph-rsid="00672956" style:font-style-asian="normal" style:font-style-complex="normal"/>
    </style:style>
    <style:style style:name="P64" style:family="paragraph" style:parent-style-name="Standard" style:list-style-name="L3">
      <style:text-properties fo:font-style="normal" officeooo:rsid="00723ded" officeooo:paragraph-rsid="00723ded" style:font-style-asian="normal" style:font-style-complex="normal"/>
    </style:style>
    <style:style style:name="P65" style:family="paragraph" style:parent-style-name="Standard" style:list-style-name="L2">
      <style:text-properties fo:font-style="normal" officeooo:rsid="0087be80" officeooo:paragraph-rsid="0087be80" style:font-style-asian="normal" style:font-style-complex="normal"/>
    </style:style>
    <style:style style:name="P66" style:family="paragraph" style:parent-style-name="Standard" style:list-style-name="L2">
      <style:text-properties fo:font-style="normal" officeooo:rsid="0088d4f9" officeooo:paragraph-rsid="0088d4f9" style:font-style-asian="normal" style:font-style-complex="normal"/>
    </style:style>
    <style:style style:name="P67" style:family="paragraph" style:parent-style-name="Standard" style:list-style-name="L2">
      <style:text-properties fo:font-style="normal" officeooo:rsid="008abf77" officeooo:paragraph-rsid="008abf77" style:font-style-asian="normal" style:font-style-complex="normal"/>
    </style:style>
    <style:style style:name="P68" style:family="paragraph" style:parent-style-name="Standard" style:list-style-name="L2">
      <style:text-properties fo:font-style="normal" officeooo:rsid="008c0052" officeooo:paragraph-rsid="008c0052"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672956" style:font-style-asian="normal" style:font-style-complex="normal"/>
    </style:style>
    <style:style style:name="T3" style:family="text">
      <style:text-properties fo:font-style="normal" officeooo:rsid="006a12ca" style:font-style-asian="normal" style:font-style-complex="normal"/>
    </style:style>
    <style:style style:name="T4" style:family="text">
      <style:text-properties fo:font-style="normal" officeooo:rsid="0079ce79" style:font-style-asian="normal" style:font-style-complex="normal"/>
    </style:style>
    <style:style style:name="T5" style:family="text">
      <style:text-properties fo:font-style="normal" officeooo:rsid="007fcc16" style:font-style-asian="normal" style:font-style-complex="normal"/>
    </style:style>
    <style:style style:name="T6" style:family="text">
      <style:text-properties fo:font-style="normal" officeooo:rsid="00806bae" style:font-style-asian="normal" style:font-style-complex="normal"/>
    </style:style>
    <style:style style:name="T7" style:family="text">
      <style:text-properties fo:font-style="normal" officeooo:rsid="0080fc5b" style:font-style-asian="normal" style:font-style-complex="normal"/>
    </style:style>
    <style:style style:name="T8" style:family="text">
      <style:text-properties fo:font-style="normal" officeooo:rsid="008166f4" style:font-style-asian="normal" style:font-style-complex="normal"/>
    </style:style>
    <style:style style:name="T9" style:family="text">
      <style:text-properties fo:font-style="normal" officeooo:rsid="00924e2e" style:font-style-asian="normal" style:font-style-complex="normal"/>
    </style:style>
    <style:style style:name="T10" style:family="text">
      <style:text-properties fo:font-style="normal" officeooo:rsid="0095bc0b" style:font-style-asian="normal" style:font-style-complex="normal"/>
    </style:style>
    <style:style style:name="T11" style:family="text">
      <style:text-properties fo:font-style="normal" officeooo:rsid="00978196" style:font-style-asian="normal" style:font-style-complex="normal"/>
    </style:style>
    <style:style style:name="T12" style:family="text">
      <style:text-properties fo:font-style="normal" officeooo:rsid="009fda00" style:font-style-asian="normal" style:font-style-complex="normal"/>
    </style:style>
    <style:style style:name="T13" style:family="text">
      <style:text-properties fo:font-style="normal" officeooo:rsid="00a3f828"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text-underline-style="none"/>
    </style:style>
    <style:style style:name="T16" style:family="text">
      <style:text-properties officeooo:rsid="0087be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2 - Understanding Identity and Access Management</text:p>
      <text:p text:style-name="P1">Definitions</text:p>
      <text:list xml:id="list4192645656" text:style-name="L1">
        <text:list-item>
          <text:p text:style-name="P4">identification - <text:span text:style-name="T1">occurs when users claim (or profess) their identity with identifiers such as a username or email address</text:span></text:p>
        </text:list-item>
        <text:list-item>
          <text:p text:style-name="P5">authentication - <text:span text:style-name="T3">users prove their identity using authentication, which is typically some sort of password</text:span></text:p>
        </text:list-item>
        <text:list-item>
          <text:p text:style-name="P6">Authentication, Authorization and Accounting (AAA) - <text:span text:style-name="T1">work with identification to provide a comprehensive access management system</text:span></text:p>
        </text:list-item>
        <text:list-item>
          <text:p text:style-name="P7">authorization <text:span text:style-name="T1">- </text:span><text:span text:style-name="T14">when a a user proves their identity through identification and authentication, they are authorized to access resources based on their identity</text:span></text:p>
        </text:list-item>
        <text:list-item>
          <text:p text:style-name="P7"><text:span text:style-name="T15">accounting - </text:span><text:span text:style-name="T14">accounting methods track user activity and record the activity in logs. ex...audit logs track activity and admins use these logs to create an audit trail.</text:span></text:p>
        </text:list-item>
        <text:list-item>
          <text:p text:style-name="P42">audit trail - <text:span text:style-name="T1">allows security professionals to re-create the events that preceded a security incident.</text:span></text:p>
        </text:list-item>
        <text:list-item>
          <text:p text:style-name="P43">token (or key fob) - <text:span text:style-name="T1">electronic device about the size of a remote key for a car. Includes an LCD that displays a number and changes periodically. </text:span></text:p>
        </text:list-item>
        <text:list-item>
          <text:p text:style-name="P44">dual-factor authentication (also called two-factor authentication) -<text:span text:style-name="T12">uses two different factors of authentication. </text:span></text:p>
        </text:list-item>
        <text:list-item>
          <text:p text:style-name="P45">multi-factor authentication - <text:span text:style-name="T1">uses 2 or more different factors of authentication</text:span></text:p>
        </text:list-item>
      </text:list>
      <text:p text:style-name="P46"/>
      <text:p text:style-name="P46"/>
      <text:p text:style-name="P3"><text:span text:style-name="T2">A</text:span><text:span text:style-name="T1">uthentication Factors</text:span></text:p>
      <text:list xml:id="list1247080871" text:style-name="L2">
        <text:list-item>
          <text:p text:style-name="P8">something you know- <text:span text:style-name="T1">such as a password or PIN</text:span></text:p>
          <text:list>
            <text:list-item>
              <text:p text:style-name="P47">typically considered a “shared” secret</text:p>
            </text:list-item>
            <text:list-item>
              <text:p text:style-name="P47">Password Complexity</text:p>
              <text:list>
                <text:list-item>
                  <text:p text:style-name="P47">a complex password uses multiple character types, and a set length.</text:p>
                </text:list-item>
                <text:list-item>
                  <text:p text:style-name="P47">as of Jan 16, microsoft listed best practice as at least 14 characters</text:p>
                </text:list-item>
                <text:list-item>
                  <text:p text:style-name="P48">key space - calculated using the # of characters possible and the length of the password</text:p>
                  <text:list>
                    <text:list-item>
                      <text:p text:style-name="P48">C ^ n</text:p>
                      <text:list>
                        <text:list-item>
                          <text:p text:style-name="P48">C= number of possible characters (only lowercase is 26 characters)</text:p>
                        </text:list-item>
                        <text:list-item>
                          <text:p text:style-name="P48">n = length of the passwords</text:p>
                        </text:list-item>
                      </text:list>
                    </text:list-item>
                  </text:list>
                </text:list-item>
              </text:list>
            </text:list-item>
            <text:list-item>
              <text:p text:style-name="P48">Complex passwords use a mix of character types</text:p>
            </text:list-item>
            <text:list-item>
              <text:p text:style-name="P48">Strong passowrd use a mix of character types and a minimum password length of 14 characters</text:p>
            </text:list-item>
            <text:list-item>
              <text:p text:style-name="P49">Password Best Practices / Methods</text:p>
              <text:list>
                <text:list-item>
                  <text:p text:style-name="P49">Train users about good password setting behaviors</text:p>
                  <text:list>
                    <text:list-item>
                      <text:p text:style-name="P49">make users aware of the potential damage caused if they were to give out their password</text:p>
                    </text:list-item>
                    <text:list-item>
                      <text:p text:style-name="P49">creation of strong passwords</text:p>
                    </text:list-item>
                  </text:list>
                </text:list-item>
                <text:list-item>
                  <text:p text:style-name="P49">Password Expiration</text:p>
                  <text:list>
                    <text:list-item>
                      <text:p text:style-name="P49">Users should change their passwords regularly,typically every 45 to 90 days</text:p>
                    </text:list-item>
                  </text:list>
                </text:list-item>
                <text:list-item>
                  <text:p text:style-name="P50">Password Recovery</text:p>
                  <text:list>
                    <text:list-item>
                      <text:p text:style-name="P50">Before resetting passwords, be sure to confirm the user’s identity.</text:p>
                    </text:list-item>
                    <text:list-item>
                      <text:p text:style-name="P50">When passwords are reset for a user, it’s been to use a one-time only password</text:p>
                      <text:list>
                        <text:list-item>
                          <text:p text:style-name="P50">a temporary, or one-use password forces the user to change their password immediately, and removes risks of admins or support techs from using the user’s identity.</text:p>
                        </text:list-item>
                      </text:list>
                    </text:list-item>
                  </text:list>
                </text:list-item>
                <text:list-item>
                  <text:p text:style-name="P51">Password history and re-use</text:p>
                  <text:list>
                    <text:list-item>
                      <text:p text:style-name="P51"><text:soft-page-break/>many users will stick to the same password for ever, so it’s best practice to prevent users from re-using a password until they have used 24 or more new passwords</text:p>
                    </text:list-item>
                  </text:list>
                </text:list-item>
                <text:list-item>
                  <text:p text:style-name="P52">Password Policy</text:p>
                  <text:list>
                    <text:list-item>
                      <text:p text:style-name="P52">Common setting configured in Group Policy</text:p>
                    </text:list-item>
                    <text:list-item>
                      <text:p text:style-name="P52">Typically starts as a written document that outlines the security goals for the organization as it pertains to passwords</text:p>
                    </text:list-item>
                    <text:list-item>
                      <text:p text:style-name="P54">example settings in Group Policy;</text:p>
                      <text:list>
                        <text:list-item>
                          <text:p text:style-name="P54">Enforce password history (have to use 25 new passwords before re-using an old one)</text:p>
                        </text:list-item>
                        <text:list-item>
                          <text:p text:style-name="P54">Minimum / Maximum password age</text:p>
                        </text:list-item>
                        <text:list-item>
                          <text:p text:style-name="P55">Complexity Requirements</text:p>
                        </text:list-item>
                        <text:list-item>
                          <text:p text:style-name="P55">Store passwords using reversible Encryption</text:p>
                          <text:list>
                            <text:list-item>
                              <text:p text:style-name="P55">stores the password in a way that the original password can be discovered (rarely enabled)</text:p>
                            </text:list-item>
                          </text:list>
                        </text:list-item>
                      </text:list>
                    </text:list-item>
                  </text:list>
                </text:list-item>
                <text:list-item>
                  <text:p text:style-name="P56">Account Lockout Policies</text:p>
                  <text:list>
                    <text:list-item>
                      <text:p text:style-name="P56">Account lockout threshold - max # of times a user can enter the wrong password before the account is locked by the system</text:p>
                    </text:list-item>
                    <text:list-item>
                      <text:p text:style-name="P9"><text:span text:style-name="T1">Account lockout duration - </text:span><text:span text:style-name="T4">indicates how long an account remains locked</text:span></text:p>
                      <text:list>
                        <text:list-item>
                          <text:p text:style-name="P57">set to 30 locks account for 30 minutes, set to 0 keeps account locked until admin unlocks it</text:p>
                        </text:list-item>
                      </text:list>
                    </text:list-item>
                  </text:list>
                </text:list-item>
                <text:list-item>
                  <text:p text:style-name="P58">Change Default Password</text:p>
                  <text:list>
                    <text:list-item>
                      <text:p text:style-name="P58">many admin accounts come with default passwords and even user names. </text:p>
                    </text:list-item>
                    <text:list-item>
                      <text:p text:style-name="P58">Best practice is to reset these password and names as soon as possible.</text:p>
                    </text:list-item>
                  </text:list>
                </text:list-item>
              </text:list>
            </text:list-item>
          </text:list>
        </text:list-item>
      </text:list>
      <text:p text:style-name="P53"/>
      <text:list xml:id="list212917042584963" text:continue-numbering="true" text:style-name="L2">
        <text:list-item>
          <text:p text:style-name="P8">something you have - <text:span text:style-name="T1">could be a smart card or USB token</text:span></text:p>
          <text:list>
            <text:list-item>
              <text:p text:style-name="P59">refers to something you can physically hold, such as a smart card, common access cards, hardware token</text:p>
              <text:list>
                <text:list-item>
                  <text:p text:style-name="P10"><text:span text:style-name="T1">Smart Cards</text:span><text:span text:style-name="T5"> - credit card sized cards that have an embedded microchip and a certificate</text:span></text:p>
                  <text:list>
                    <text:list-item>
                      <text:p text:style-name="P60">users enter the smart card into a reader</text:p>
                    </text:list-item>
                    <text:list-item>
                      <text:p text:style-name="P11"><text:span text:style-name="T1">R</text:span><text:span text:style-name="T6">e</text:span><text:span text:style-name="T1">quirements</text:span></text:p>
                      <text:list>
                        <text:list-item>
                          <text:p text:style-name="P60">Embedded Certificate - holds a user’s private key and is matched to the public key. Private key is used each time the user logs on to a network</text:p>
                        </text:list-item>
                        <text:list-item>
                          <text:p text:style-name="P60">Public Key Infrastructure (PKI) - PKI supports issuing and managing certificates</text:p>
                        </text:list-item>
                      </text:list>
                    </text:list-item>
                  </text:list>
                </text:list-item>
                <text:list-item>
                  <text:p text:style-name="P12"><text:span text:style-name="T1">Common Access Card (CAC) - specialized smart card used by the US Department of Defense. Similar to other smart cards, but also includes a picture of the user and other readable information.</text:span><text:span text:style-name="T8"> </text:span><text:span text:style-name="T7">Includes photo ID and provides confidentiality, integrity, authentication and non-repudiation.</text:span></text:p>
                </text:list-item>
                <text:list-item>
                  <text:p text:style-name="P61">Personal Identity Verification (PIV) - Specalized type of smart card used by US Federal Agencies. Includes photo ID and provides confidentiality, integrity, authentication and non-repudiation.</text:p>
                </text:list-item>
                <text:list-item>
                  <text:p text:style-name="P62">Tokens (or key fob) - <text:span text:style-name="T16">tokens have an LCD that displays a number, and that number changes periodically. Token is synced with a server that knows what number is displayed at any given moment. Number is a one-time use, rolling password. </text:span></text:p>
                  <text:list>
                    <text:list-item>
                      <text:p text:style-name="P65">Often used to authenticate via a web site. Number is entered along with username and password to provide dual-factor authentication. </text:p>
                    </text:list-item>
                  </text:list>
                </text:list-item>
                <text:list-item>
                  <text:p text:style-name="P65">Hash-based message authentication code (HMAC) - uses a hash function and cryptographic key for many different cryptographic functions. </text:p>
                  <text:list>
                    <text:list-item>
                      <text:p text:style-name="P65">HMAC-based One Time Password (HTOP) - open standard used for creating one time passwords, similar to those used in tokens or fobs.</text:p>
                      <text:list>
                        <text:list-item>
                          <text:p text:style-name="P65"><text:soft-page-break/>Algorithm combines a secret key and an incrementing counter, and uses HMAC to create a hash of the result. Result is then converted into an HTOP value of six to eight digits. </text:p>
                        </text:list-item>
                        <text:list-item>
                          <text:p text:style-name="P66">Once the number is generated, it remains valid until it is used. Once it is used, it is no longer valid, even for the same user. </text:p>
                        </text:list-item>
                      </text:list>
                    </text:list-item>
                    <text:list-item>
                      <text:p text:style-name="P67">Time-based One-Time password (TOTP) - similar to HOTP, but uses a timestamp instead of a counter. Typically expires within 30 seconds of creation.</text:p>
                    </text:list-item>
                    <text:list-item>
                      <text:p text:style-name="P68">Both TOTP and HOTP are relatively cheap and open source. </text:p>
                    </text:list-item>
                  </text:list>
                </text:list-item>
              </text:list>
            </text:list-item>
          </text:list>
        </text:list-item>
        <text:list-item>
          <text:p text:style-name="P8">something you are - <text:span text:style-name="T1">biometric indicators</text:span></text:p>
          <text:list>
            <text:list-item>
              <text:p text:style-name="P14"><text:span text:style-name="T1">biometric methods are the strongest form of authentication because they are the most difficult for an attacker to falsify.</text:span></text:p>
              <text:list>
                <text:list-item>
                  <text:p text:style-name="P15"><text:span text:style-name="T1">Methods</text:span></text:p>
                  <text:list>
                    <text:list-item>
                      <text:p text:style-name="P15"><text:span text:style-name="T1">Fingerprint Scanners</text:span></text:p>
                    </text:list-item>
                    <text:list-item>
                      <text:p text:style-name="P15"><text:span text:style-name="T1">Retina Scanner - scans the retina of one or both eyes and uses the pattern of blood vessels at the back of the eye. Some have raised issues with Retina scanners as they can detect health issues, and require physical contact with the scanner.</text:span></text:p>
                    </text:list-item>
                    <text:list-item>
                      <text:p text:style-name="P16"><text:span text:style-name="T1">Iris Scanner - uses camera technology to capture the pattern of the iris around the pupil for recognition. Can take pictures anywhere from 3 to 10 inches away, avoiding physical contact. </text:span></text:p>
                    </text:list-item>
                    <text:list-item>
                      <text:p text:style-name="P17"><text:span text:style-name="T1">Voice recognition - identify who is speaking using speech recognition methods to identify different acoustic features. </text:span></text:p>
                    </text:list-item>
                    <text:list-item>
                      <text:p text:style-name="P18"><text:span text:style-name="T1">Facial recognition - </text:span><text:span text:style-name="T9">identity is confirmed based on facial features. Infared technology is more effective as it avoids negative affects of lighting differences on facial scanners</text:span></text:p>
                    </text:list-item>
                  </text:list>
                </text:list-item>
                <text:list-item>
                  <text:p text:style-name="P19"><text:span text:style-name="T9">b</text:span><text:span text:style-name="T1">iometric errors</text:span></text:p>
                  <text:list>
                    <text:list-item>
                      <text:p text:style-name="P19"><text:span text:style-name="T1">False acceptance - </text:span><text:span text:style-name="T10">when a biometric system incorrectly identifies an unauthorized user as an authorized user. </text:span></text:p>
                      <text:list>
                        <text:list-item>
                          <text:p text:style-name="P20"><text:span text:style-name="T1">false acceptance rate (far) - identifies the percetange of times false acceptance occurs</text:span></text:p>
                        </text:list-item>
                      </text:list>
                    </text:list-item>
                    <text:list-item>
                      <text:p text:style-name="P20"><text:span text:style-name="T1">False rejection - when a biometric system incorrectly rejects an authorized user</text:span></text:p>
                      <text:list>
                        <text:list-item>
                          <text:p text:style-name="P20"><text:span text:style-name="T1">False rejection rate (FRR) - identifies the percentage of times false rejection occurs</text:span></text:p>
                        </text:list-item>
                      </text:list>
                    </text:list-item>
                    <text:list-item>
                      <text:p text:style-name="P21"><text:span text:style-name="T1">True acceptance - when a biometric system accurately accepts or rejects a user</text:span></text:p>
                    </text:list-item>
                    <text:list-item>
                      <text:p text:style-name="P21"><text:span text:style-name="T1">Increasing the sensitivty of a biometric system increases the number of false rejections, and </text:span><text:span text:style-name="T11">decreases the number of false acceptances</text:span></text:p>
                    </text:list-item>
                    <text:list-item>
                      <text:p text:style-name="P22"><text:span text:style-name="T11">C</text:span><text:span text:style-name="T1">rossover Error Rate (CER) - the point on a graph where the far intersects with the frr. A biometric system with a lower CER is considered more accurate. </text:span></text:p>
                    </text:list-item>
                  </text:list>
                </text:list-item>
              </text:list>
            </text:list-item>
          </text:list>
        </text:list-item>
        <text:list-item>
          <text:p text:style-name="P8">somewhere you are - <text:span text:style-name="T1">based on your location, using geolocation technologies</text:span></text:p>
          <text:list>
            <text:list-item>
              <text:p text:style-name="P23"><text:span text:style-name="T1">typically relies on GPS or using IP Addresses for authorization. </text:span></text:p>
              <text:list>
                <text:list-item>
                  <text:p text:style-name="P23"><text:span text:style-name="T1">If a user is using an IP address that is within an acceptable region, they will be allowed access or authorized. Due to IP spoofing, this method is not entirely safe. </text:span></text:p>
                </text:list-item>
                <text:list-item>
                  <text:p text:style-name="P23"><text:span text:style-name="T1">It’s possible to use Media Access Control (MAC) address verifications instead for the </text:span>somewhere you are<text:span text:style-name="T1"> factor. If a user is not at a computer with an approved MAC address, they will not be able to log in at all.</text:span></text:p>
                </text:list-item>
              </text:list>
            </text:list-item>
          </text:list>
        </text:list-item>
        <text:list-item>
          <text:p text:style-name="P8">something you do - <text:span text:style-name="T1">such as gestures on a touch screen</text:span></text:p>
          <text:list>
            <text:list-item>
              <text:p text:style-name="P24"><text:span text:style-name="T1">Example...Windows 10 allows for a picture password. </text:span></text:p>
              <text:list>
                <text:list-item>
                  <text:p text:style-name="P24"><text:span text:style-name="T1">Users select a picture, then recreate three gestures as their picture password to authenticate their identity</text:span></text:p>
                </text:list-item>
              </text:list>
            </text:list-item>
            <text:list-item>
              <text:p text:style-name="P24"><text:span text:style-name="T1">Example...How you write or type</text:span></text:p>
              <text:list>
                <text:list-item>
                  <text:p text:style-name="P24"><text:soft-page-break/><text:span text:style-name="T1">Keystroke dynamics can be tracked, using the pattern and rhythm as a user types on a keyboard. Measures details such as speed, dwell time on a key and flight time. </text:span></text:p>
                  <text:list>
                    <text:list-item>
                      <text:p text:style-name="P24"><text:span text:style-name="T1">dwell time - length of time a key remains pressed</text:span></text:p>
                    </text:list-item>
                    <text:list-item>
                      <text:p text:style-name="P24"><text:span text:style-name="T1">flight time - time between releasing one key and pressing the next key</text:span></text:p>
                    </text:list-item>
                  </text:list>
                </text:list-item>
                <text:list-item>
                  <text:p text:style-name="P25"><text:span text:style-name="T1">commonly thought of as behavioral biometrics because it identifies behavior traits of an individual </text:span></text:p>
                </text:list-item>
              </text:list>
            </text:list-item>
          </text:list>
        </text:list-item>
      </text:list>
      <text:p text:style-name="P26"><text:span text:style-name="T1"/></text:p>
      <text:p text:style-name="P29"><text:span text:style-name="T1">Authentication Services</text:span></text:p>
      <text:list xml:id="list272331072" text:style-name="L4">
        <text:list-item>
          <text:p text:style-name="P30"><text:span text:style-name="T1"><text:s/></text:span>kerberos<text:span text:style-name="T1"> - network authentication mechanism used within Windows Active Directory domains and some unix environments known as realms</text:span></text:p>
          <text:list>
            <text:list-item>
              <text:p text:style-name="P31"><text:span text:style-name="T1">provides mutual authentication to prevent man-in-the-middle attacks</text:span></text:p>
            </text:list-item>
            <text:list-item>
              <text:p text:style-name="P31"><text:span text:style-name="T1">uses tickets to help prevent replay attacks</text:span></text:p>
              <text:list>
                <text:list-item>
                  <text:p text:style-name="P32"><text:span text:style-name="T1">replay attack is when an attacker attempts to impersonate a client after intercepting data captured in a session</text:span></text:p>
                </text:list-item>
              </text:list>
            </text:list-item>
            <text:list-item>
              <text:p text:style-name="P31"><text:span text:style-name="T1">Requirements</text:span></text:p>
              <text:list>
                <text:list-item>
                  <text:p text:style-name="P31"><text:span text:style-name="T1">Ticket issuing method</text:span></text:p>
                  <text:list>
                    <text:list-item>
                      <text:p text:style-name="P31"><text:span text:style-name="T1">Key Distribution Center (KDC) uses a complex process of issuing ticket-granting tickets (TGTs) and other tickets. The KDC packages user credentials within a ticket, the tickets provide authentication for users when they access resources such as files on a file server.</text:span><text:span text:style-name="T13"> ***These tickets are sometimes referred to as tokens, but are logical and not physical tokens or fobs</text:span></text:p>
                    </text:list-item>
                  </text:list>
                </text:list-item>
                <text:list-item>
                  <text:p text:style-name="P32"><text:span text:style-name="T1">Time synchronization</text:span></text:p>
                  <text:list>
                    <text:list-item>
                      <text:p text:style-name="P33"><text:span text:style-name="T1">Kerberos v. 5 requires all systems to be synchronized and within 5 minutes of each other. The clock that provides time sync is also used to timestamp tickets to ensure they expire correctly.</text:span></text:p>
                    </text:list-item>
                  </text:list>
                </text:list-item>
                <text:list-item>
                  <text:p text:style-name="P34"><text:span text:style-name="T1">Database of Subjects or users</text:span></text:p>
                  <text:list>
                    <text:list-item>
                      <text:p text:style-name="P34"><text:span text:style-name="T1">in Microsoft environment, this is the active directory, but could be just a database of users. </text:span></text:p>
                    </text:list-item>
                  </text:list>
                </text:list-item>
              </text:list>
            </text:list-item>
          </text:list>
        </text:list-item>
        <text:list-item>
          <text:p text:style-name="P35">New Technology Lan Manager (NTLM) - <text:span text:style-name="T1">suite of protocols that provide authentication, integrity and confidentiality within Windows systems</text:span></text:p>
          <text:list>
            <text:list-item>
              <text:p text:style-name="P36"><text:span text:style-name="T1">Rely on a Message Digest hashing algorithm to challenge users and check their credentials</text:span></text:p>
            </text:list-item>
            <text:list-item>
              <text:p text:style-name="P37"><text:span text:style-name="T1">NTLM - simple MD4 hash of user’s password</text:span></text:p>
              <text:list>
                <text:list-item>
                  <text:p text:style-name="P37"><text:span text:style-name="T1">**has been cracked and neither NTLM, nor MD4 are recommended for use today</text:span></text:p>
                </text:list-item>
              </text:list>
            </text:list-item>
            <text:list-item>
              <text:p text:style-name="P37"><text:span text:style-name="T1">NTLMv2 - challenge-response authentication protocol</text:span></text:p>
              <text:list>
                <text:list-item>
                  <text:p text:style-name="P37"><text:span text:style-name="T1">creates an HMAC-MD5 hash composed of a combination of the user’s username, the logon domain name (or computer name), the user’s password, the current time and more.</text:span></text:p>
                </text:list-item>
              </text:list>
            </text:list-item>
            <text:list-item>
              <text:p text:style-name="P37"><text:span text:style-name="T1">NTLM2 Session - improves NTLMv2 by adding in mutual authentication. </text:span></text:p>
              <text:list>
                <text:list-item>
                  <text:p text:style-name="P37"><text:span text:style-name="T1">Client authenticates the server and the server authenticates the client</text:span></text:p>
                </text:list-item>
              </text:list>
            </text:list-item>
            <text:list-item>
              <text:p text:style-name="P38"><text:span text:style-name="T1">***Microsoft recommends that users use the Negotiate security package within their Kerberos application firs. This provides the most secure security protocols available between the two systems. If Kerberos is not available, then use either NTLMv2 or NTLM 2 Session depending on the systems involved in the session.</text:span></text:p>
            </text:list-item>
          </text:list>
        </text:list-item>
        <text:list-item>
          <text:p text:style-name="P39">Lightweight Directory Access Protocol (LDAP) - <text:span text:style-name="T1">specifies formats and ethods to query directories</text:span></text:p>
          <text:list>
            <text:list-item>
              <text:p text:style-name="P39"><text:span text:style-name="T1">in this context, a directory is a database of objects that provides a central access point to manage users, computers and other directory objects</text:span></text:p>
            </text:list-item>
            <text:list-item>
              <text:p text:style-name="P40"><text:soft-page-break/><text:span text:style-name="T1">Windows Domain uses Active Directory, which is based on LDAP. Active Directory is a directory of objects and provides a single location for Object management. Queries to Active Directory use the LDAP format. <text:s/>**Unix realms also use LDAP to identify objects</text:span></text:p>
            </text:list-item>
            <text:list-item>
              <text:p text:style-name="P41"><text:span text:style-name="T1">Admins typically use LDAP in scripts, but need to have a basic understandng of how to identify objects. </text:span></text:p>
            </text:list-item>
          </text:list>
        </text:list-item>
        <text:list-item>
          <text:p text:style-name="P41">Lightweight Directory Access Protocol Secure (LDAPS) - <text:span text:style-name="T1">uses encryption to protect LDAP transmissions</text:span></text:p>
          <text:list>
            <text:list-item>
              <text:p text:style-name="P41"><text:span text:style-name="T1">when a client connects with a server using LDAPS, the two systems establish a Transport Layer Security (TLS) session before transmitting any data. TLS encrypts the data before transmission.</text:span></text:p>
            </text:list-item>
          </text:list>
        </text:list-item>
      </text:list>
      <text:p text:style-name="P63"/>
      <text:p text:style-name="P63">Other Notes</text:p>
      <text:list xml:id="list2792585216" text:style-name="L3">
        <text:list-item>
          <text:p text:style-name="P13">Group Policy Object (GPO) </text:p>
          <text:list>
            <text:list-item>
              <text:p text:style-name="P64">used in Windows Domain to manage settings to be applied to multiple users and computers in a doma</text:p>
            </text:list-item>
            <text:list-item>
              <text:p text:style-name="P64">Can be used to target specific groups of users or computers</text:p>
              <text:list>
                <text:list-item>
                  <text:p text:style-name="P64">In a Microsoft domain, admins organize users and computers into Organizational Unit (OUs). <text:s/>Once a GPO is created, it can be linked to a specific OU and then the GPO settings apply only to the users and computers in the target OU</text:p>
                </text:list-item>
              </text:list>
            </text:list-item>
          </text:list>
        </text:list-item>
        <text:list-item>
          <text:p text:style-name="P13">Active Directory Domain Services (AD DS) - <text:span text:style-name="T1">directory service developed by Microsoft for Windows domain neworks. </text:span></text:p>
          <text:list>
            <text:list-item>
              <text:p text:style-name="P64">Acts as a set of processes and services</text:p>
            </text:list-item>
          </text:list>
        </text:list-item>
        <text:list-item>
          <text:p text:style-name="P27">Dual and MultiFactor Authentication - <text:span text:style-name="T1">Using two authentication methods in the same factor are not considered multifactor authentication. The methods must be from two or more different factors to be considered multi or dual factor.</text:span></text:p>
        </text:list-item>
      </text:list>
      <text:p text:style-name="P28"><text:span text:style-name="T1"/></text:p>
      <text:p text:style-name="P2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2-09T21:28:52.705000000</dc:date>
    <meta:editing-duration>P5DT8H6M42S</meta:editing-duration>
    <meta:editing-cycles>145</meta:editing-cycles>
    <meta:document-statistic meta:table-count="0" meta:image-count="0" meta:object-count="0" meta:page-count="5" meta:paragraph-count="131" meta:word-count="2095" meta:character-count="12409" meta:non-whitespace-character-count="10545"/>
  </office:meta>
</office:document-meta>
</file>